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7059in" svg:height="6.9114in" svg:x="1.7339in" svg:y="0.1575in">
            <draw:object draw:notify-on-update-of-ranges="Sheet1.A1:Sheet1.A256 Sheet1.B1:Sheet1.B256 Sheet1.C1:Sheet1.C256 Sheet1.D1:Sheet1.D2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3059in" svg:height="5.1362in" svg:x="2.135in" svg:y="7.3839in">
            <draw:object draw:notify-on-update-of-ranges="Sheet1.A1:Sheet1.A256 Sheet1.B1:Sheet1.B2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315in" svg:height="5.1465in" svg:x="2.3409in" svg:y="12.8039in">
            <draw:object draw:notify-on-update-of-ranges="Sheet1.A1:Sheet1.A256 Sheet1.C1:Sheet1.C2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2004in" svg:height="5.3043in" svg:x="2.7094in" svg:y="18.1606in">
            <draw:object draw:notify-on-update-of-ranges="Sheet1.A1:Sheet1.A256 Sheet1.D1:Sheet1.D2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 office:value-type="float" office:value="1791" calcext:value-type="float">
            <text:p>17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345" calcext:value-type="float">
            <text:p>53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00" calcext:value-type="float">
            <text:p>12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number-rows-repeated="10483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00:00:03.726154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1T16:11:24.300259451</dc:date>
    <dc:creator>Marcin Naw</dc:creator>
    <meta:generator>LibreOffice/4.1.3.2$Linux_X86_64 LibreOffice_project/410m0$Build-2</meta:generator>
    <meta:editing-duration>P0D</meta:editing-duration>
    <meta:editing-cycles>1</meta:editing-cycles>
    <meta:document-statistic meta:table-count="1" meta:cell-count="10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354cm" svg:height="17.556cm" xlink:href=".." xlink:type="simple" chart:class="chart:bar" chart:style-name="ch1">
        <chart:legend chart:legend-position="end" svg:x="35.408cm" svg:y="7.981cm" style:legend-expansion="high" chart:style-name="ch2"/>
        <chart:plot-area chart:style-name="ch3" table:cell-range-address="Sheet1.A1:Sheet1.D256" chart:data-source-has-labels="both" svg:x="1.758cm" svg:y="1.539cm" svg:width="32.156cm" svg:height="14.685cm">
          <chartooo:coordinate-region svg:x="2.935cm" svg:y="1.738cm" svg:width="30.898cm" svg:height="13.562cm"/>
          <chart:axis chart:dimension="x" chart:name="primary-x" chart:style-name="ch4" chartooo:axis-type="auto">
            <chartooo:date-scale/>
            <chart:title svg:x="16.892cm" svg:y="16.575cm" chart:style-name="ch5">
              <text:p>colour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9.692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series chart:style-name="ch10" chart:values-cell-range-address="Sheet1.C1:Sheet1.C256" chart:label-cell-address="" chart:class="chart:bar">
            <chart:data-point chart:repeated="256"/>
          </chart:series>
          <chart:series chart:style-name="ch11" chart:values-cell-range-address="Sheet1.D1:Sheet1.D256" chart:label-cell-address="" chart:class="chart:bar">
            <chart:data-point chart:repeated="2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  <table:table-cell office:value-type="string">
                <text:p>block_b</text:p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2172">
                <text:p>2172</text:p>
                <draw:g>
                  <svg:desc>Sheet1.B1:Sheet1.B256</svg:desc>
                </draw:g>
              </table:table-cell>
              <table:table-cell office:value-type="float" office:value="1791">
                <text:p>1791</text:p>
                <draw:g>
                  <svg:desc>Sheet1.C1:Sheet1.C256</svg:desc>
                </draw:g>
              </table:table-cell>
              <table:table-cell office:value-type="float" office:value="24">
                <text:p>24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5345">
                <text:p>53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178cm" svg:height="13.047cm" xlink:href=".." xlink:type="simple" chart:class="chart:bar" chart:style-name="ch1">
        <chart:legend chart:legend-position="end" svg:x="24.232cm" svg:y="6.224cm" style:legend-expansion="high" chart:style-name="ch2"/>
        <chart:plot-area chart:style-name="ch3" table:cell-range-address="Sheet1.A1:Sheet1.B256" chart:data-source-has-labels="both" svg:x="1.534cm" svg:y="1.175cm" svg:width="21.652cm" svg:height="10.631cm">
          <chartooo:coordinate-region svg:x="2.526cm" svg:y="1.374cm" svg:width="20.66cm" svg:height="9.508cm"/>
          <chart:axis chart:dimension="x" chart:name="primary-x" chart:style-name="ch4" chartooo:axis-type="auto">
            <chartooo:date-scale/>
            <chart:title svg:x="11.549cm" svg:y="12.066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7.301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2172">
                <text:p>2172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19cm" svg:height="13.073cm" xlink:href=".." xlink:type="simple" chart:class="chart:bar" chart:style-name="ch1">
        <chart:legend chart:legend-position="end" svg:x="22.773cm" svg:y="6.237cm" style:legend-expansion="high" chart:style-name="ch2"/>
        <chart:plot-area chart:style-name="ch3" table:cell-range-address="Sheet1.A1:Sheet1.A256 Sheet1.C1:Sheet1.C256" chart:data-source-has-labels="both" svg:x="1.505cm" svg:y="1.179cm" svg:width="20.28cm" svg:height="10.652cm">
          <chartooo:coordinate-region svg:x="2.497cm" svg:y="1.378cm" svg:width="19.288cm" svg:height="9.529cm"/>
          <chart:axis chart:dimension="x" chart:name="primary-x" chart:style-name="ch4" chartooo:axis-type="auto">
            <chartooo:date-scale/>
            <chart:title svg:x="10.834cm" svg:y="12.092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7.316cm" chart:style-name="ch7">
              <text:p>occurence</text:p>
            </chart:title>
            <chart:grid chart:style-name="ch8" chart:class="major"/>
          </chart:axis>
          <chart:series chart:style-name="ch9" chart:values-cell-range-address="Sheet1.C1:Sheet1.C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1791">
                <text:p>1791</text:p>
                <draw:g>
                  <svg:desc>Sheet1.C1:Sheet1.C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7cm" svg:height="13.474cm" xlink:href=".." xlink:type="simple" chart:class="chart:bar" chart:style-name="ch1">
        <chart:legend chart:legend-position="end" svg:x="21.424cm" svg:y="6.438cm" style:legend-expansion="high" chart:style-name="ch2"/>
        <chart:plot-area chart:style-name="ch3" table:cell-range-address="Sheet1.A1:Sheet1.A256 Sheet1.D1:Sheet1.D256" chart:data-source-has-labels="both" svg:x="1.478cm" svg:y="1.211cm" svg:width="19.012cm" svg:height="11.013cm">
          <chartooo:coordinate-region svg:x="2.285cm" svg:y="1.41cm" svg:width="18.205cm" svg:height="9.89cm"/>
          <chart:axis chart:dimension="x" chart:name="primary-x" chart:style-name="ch4" chartooo:axis-type="auto">
            <chartooo:date-scale/>
            <chart:title svg:x="10.173cm" svg:y="12.493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7.528cm" chart:style-name="ch7">
              <text:p>occurence</text:p>
            </chart:title>
            <chart:grid chart:style-name="ch8" chart:class="major"/>
          </chart:axis>
          <chart:series chart:style-name="ch9" chart:values-cell-range-address="Sheet1.D1:Sheet1.D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24">
                <text:p>24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